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style:font-name="Liberation Serif" fo:font-size="12pt" officeooo:paragraph-rsid="000b56fb" style:font-size-asian="12pt" style:font-name-complex="Times New Roman1" style:font-size-complex="12pt"/>
    </style:style>
    <style:style style:name="P2" style:family="paragraph" style:parent-style-name="Standard">
      <style:paragraph-properties fo:margin-top="0cm" fo:margin-bottom="0cm" loext:contextual-spacing="false" fo:text-align="end" style:justify-single-word="false"/>
      <style:text-properties style:font-name="Liberation Serif" officeooo:paragraph-rsid="000b56fb"/>
    </style:style>
    <style:style style:name="P3" style:family="paragraph" style:parent-style-name="Standard">
      <style:paragraph-properties fo:margin-left="0cm" fo:margin-right="0cm" fo:margin-top="0cm" fo:margin-bottom="0cm" loext:contextual-spacing="false" fo:text-align="center" style:justify-single-word="false" fo:text-indent="1.27cm" style:auto-text-indent="false"/>
      <style:text-properties style:font-name="Liberation Serif" fo:font-weight="bold" officeooo:rsid="000b56fb" officeooo:paragraph-rsid="000b56fb" style:font-weight-asian="bold" style:font-weight-complex="bold"/>
    </style:style>
    <style:style style:name="P4"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Liberation Serif" officeooo:paragraph-rsid="000b56fb"/>
    </style:style>
    <style:style style:name="P5" style:family="paragraph" style:parent-style-name="List_20_Paragraph" style:list-style-name="WWNum8">
      <style:paragraph-properties fo:margin-top="0cm" fo:margin-bottom="0.282cm" loext:contextual-spacing="true" fo:line-height="108%" fo:text-align="justify" style:justify-single-word="false"/>
      <style:text-properties style:font-name="Liberation Serif" officeooo:paragraph-rsid="000b56fb"/>
    </style:style>
    <style:style style:name="T1" style:family="text">
      <style:text-properties style:font-name="Times New Roman" fo:font-size="12pt" style:font-size-asian="12pt" style:font-name-complex="Times New Roman1" style:font-size-complex="12pt"/>
    </style:style>
    <style:style style:name="T2" style:family="text">
      <style:text-properties fo:font-size="12pt" style:font-size-asian="12pt" style:font-name-complex="Times New Roman1"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Kata Pengantar</text:span></text:p>
      <text:p text:style-name="P4"><text:span text:style-name="T2"/></text:p>
      <text:p text:style-name="P4"><text:span text:style-name="T2">Fokus utama mata pelajaran Pendidikan Pancasila dan Kewarganegaraan (PPKn) adalah mempersiapkan kalian selaku peserta didik untuk dapat berperan sebagai warga negara yang baik, yaitu warga negara yang cerdas, terampil dan berkarakter serta setia kepada bangsa dan negara Republik Indonesia dengan merefeksikannya dalam kebiasaan berpikir dan bertindak sesuai dengan Pancasila dan Undang-Undang Dasar Negara Republik Indonesia Tahun 1945. Selain itu, PPKn dapat mengembangkan kemampuan kalian untuk dapat:</text:span></text:p>
      <text:list xml:id="list2988499725" text:style-name="WWNum8">
        <text:list-item>
          <text:p text:style-name="P5"><text:span text:style-name="T2">berpikir kritis, rasional dan kreatif dalam menghadapi berbagai masalah kewarganegaraan;</text:span></text:p>
        </text:list-item>
        <text:list-item>
          <text:p text:style-name="P5"><text:span text:style-name="T2">berpartisipasi secara aktif dan bertanggung jawab, serta bertindak secara cerdas dalam kegiatan bermasyarakat, berbangsa dan bernegara;</text:span></text:p>
        </text:list-item>
        <text:list-item>
          <text:p text:style-name="P5"><text:span text:style-name="T2">berkembang secara positif dan demokratis untuk membentuk diri berdasarkan pada karakter-karakter masyarakat Indonesia agar dapat hidup secara berdampingan dengan sesama; dan</text:span></text:p>
        </text:list-item>
        <text:list-item>
          <text:p text:style-name="P5"><text:span text:style-name="T2">berinteraksi dengan bangsa lain dalam percaturan dunia secara langsung atau tidak langsung dengan memanfaatkan teknologi informasi</text:span></text:p>
        </text:list-item>
      </text:list>
      <text:p text:style-name="P4"><text:span text:style-name="T2">Berkaitan dengan hal tersebut, buku PPKn ini ditulis untuk membantu mewujudkan pembentukan warga negara yang baik melalui proses pembelajaran di sekolah. Selain itu, buku ini diharapkan dapat memberikan kontribusi dalam penanaman nilai dan moral dalam mengadapi era globalisasi, sehingga identitas kebangsaan dan kepribadian Indonesia tetap melekat dalam diri kalian.</text:span></text:p>
      <text:p text:style-name="P4"><text:span text:style-name="T2">Buku ini disusun sesuai dengan kurikulum yang berlaku di Indonesia yaitu Kurikulum 2013.. Materi disajikan dengan menggunakan bahasa yang mudah dimengerti oleh kalian dan disesuaikan dengan tingkat perkembangan psikologis kalian yang sekarang duduk di kelas XI. Pembelajaran PPKn dalam Kurikulum 2013 lebih menekankan pada penguasaan kompetensi spritual, sosial, pengetahuan dan keterampilan. Nah, karakteristik tersebut semuanya terdapat dalam buku ini, sehingga sangatlah tepat jika kalian menjadikannya sebagai salah satu sumber belajar di sekolah ataupun di luar sekolah.</text:span></text:p>
      <text:p text:style-name="P1"/>
      <text:p text:style-name="P2"><text:span text:style-name="T2"/></text:p>
      <text:p text:style-name="P2"><text:span text:style-name="T2"/></text:p>
      <text:p text:style-name="P2"><text:span text:style-name="T2"/></text:p>
      <text:p text:style-name="P2"><text:span text:style-name="T2">Serang, Januari 2019 Mahasiswa Angkatan 2016 Universitas Banten Jay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7.6cm" fo:page-height="25cm" style:num-format="1" style:print-orientation="portrait" fo:margin-top="2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13:41:23.537846501</meta:creation-date>
    <dc:date>2019-01-13T13:42:46.302034396</dc:date>
    <meta:editing-duration>PT1M23S</meta:editing-duration>
    <meta:editing-cycles>1</meta:editing-cycles>
    <meta:document-statistic meta:table-count="0" meta:image-count="0" meta:object-count="0" meta:page-count="1" meta:paragraph-count="9" meta:word-count="269" meta:character-count="2062" meta:non-whitespace-character-count="1806"/>
    <meta:generator>LibreOffice/6.1.4.2$Linux_X86_64 LibreOffice_project/10$Build-2</meta:generator>
  </office:meta>
</office:document-meta>
</file>